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is" fo:country="IS"/>
    </style:style>
    <style:style style:name="T3" style:parent-style-name="DefaultParagraphFont" style:family="text">
      <style:text-properties fo:font-weight="bold" style:font-weight-asian="bold" fo:language="is" fo:country="IS"/>
    </style:style>
    <style:style style:name="T4" style:parent-style-name="DefaultParagraphFont" style:family="text">
      <style:text-properties fo:language="is" fo:country="IS"/>
    </style:style>
    <style:style style:name="T5" style:parent-style-name="DefaultParagraphFont" style:family="text">
      <style:text-properties fo:font-weight="bold" style:font-weight-asian="bold" fo:language="is" fo:country="IS"/>
    </style:style>
    <style:style style:name="T6" style:parent-style-name="DefaultParagraphFont" style:family="text">
      <style:text-properties fo:language="is" fo:country="IS"/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T8" style:parent-style-name="DefaultParagraphFont" style:family="text">
      <style:text-properties fo:language="is" fo:country="IS"/>
    </style:style>
    <style:style style:name="T9" style:parent-style-name="DefaultParagraphFont" style:family="text">
      <style:text-properties fo:font-weight="bold" style:font-weight-asian="bold" fo:language="is" fo:country="IS"/>
    </style:style>
    <style:style style:name="T10" style:parent-style-name="DefaultParagraphFont" style:family="text">
      <style:text-properties fo:language="is" fo:country="IS"/>
    </style:style>
    <style:style style:name="T11" style:parent-style-name="DefaultParagraphFont" style:family="text">
      <style:text-properties fo:language="is" fo:country="IS"/>
    </style:style>
    <style:style style:name="T12" style:parent-style-name="DefaultParagraphFont" style:family="text">
      <style:text-properties fo:font-weight="bold" style:font-weight-asian="bold" fo:language="is" fo:country="IS"/>
    </style:style>
    <style:style style:name="T13" style:parent-style-name="DefaultParagraphFont" style:family="text">
      <style:text-properties fo:language="is" fo:country="IS"/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T15" style:parent-style-name="DefaultParagraphFont" style:family="text">
      <style:text-properties fo:language="is" fo:country="IS"/>
    </style:style>
    <style:style style:name="T16" style:parent-style-name="DefaultParagraphFont" style:family="text">
      <style:text-properties fo:font-weight="bold" style:font-weight-asian="bold" fo:language="is" fo:country="IS"/>
    </style:style>
    <style:style style:name="T17" style:parent-style-name="DefaultParagraphFont" style:family="text">
      <style:text-properties fo:language="is" fo:country="IS"/>
    </style:style>
    <style:style style:name="T18" style:parent-style-name="DefaultParagraphFont" style:family="text">
      <style:text-properties fo:language="is" fo:country="IS"/>
    </style:style>
    <style:style style:name="T19" style:parent-style-name="DefaultParagraphFont" style:family="text">
      <style:text-properties fo:font-weight="bold" style:font-weight-asian="bold" fo:language="is" fo:country="IS"/>
    </style:style>
    <style:style style:name="T20" style:parent-style-name="DefaultParagraphFont" style:family="text">
      <style:text-properties fo:language="is" fo:country="IS"/>
    </style:style>
    <style:style style:name="P21" style:parent-style-name="Normal" style:family="paragraph">
      <style:paragraph-properties fo:margin-left="0.5in">
        <style:tab-stops/>
      </style:paragraph-properties>
    </style:style>
    <style:style style:name="T22" style:parent-style-name="DefaultParagraphFont" style:family="text">
      <style:text-properties fo:language="is" fo:country="IS"/>
    </style:style>
    <style:style style:name="T23" style:parent-style-name="DefaultParagraphFont" style:family="text">
      <style:text-properties fo:font-weight="bold" style:font-weight-asian="bold" fo:language="is" fo:country="IS"/>
    </style:style>
    <style:style style:name="T24" style:parent-style-name="DefaultParagraphFont" style:family="text">
      <style:text-properties fo:language="is" fo:country="IS"/>
    </style:style>
    <style:style style:name="T25" style:parent-style-name="DefaultParagraphFont" style:family="text">
      <style:text-properties fo:language="is" fo:country="IS"/>
    </style:style>
    <style:style style:name="T26" style:parent-style-name="DefaultParagraphFont" style:family="text">
      <style:text-properties fo:font-weight="bold" style:font-weight-asian="bold" fo:language="is" fo:country="IS"/>
    </style:style>
    <style:style style:name="T27" style:parent-style-name="DefaultParagraphFont" style:family="text">
      <style:text-properties fo:language="is" fo:country="IS"/>
    </style:style>
    <style:style style:name="T28" style:parent-style-name="DefaultParagraphFont" style:family="text">
      <style:text-properties fo:font-weight="bold" style:font-weight-asian="bold" fo:language="is" fo:country="IS"/>
    </style:style>
    <style:style style:name="P29" style:parent-style-name="Normal" style:family="paragraph">
      <style:paragraph-properties fo:margin-left="0.5in">
        <style:tab-stops/>
      </style:paragraph-properties>
    </style:style>
    <style:style style:name="T30" style:parent-style-name="DefaultParagraphFont" style:family="text">
      <style:text-properties fo:language="is" fo:country="IS"/>
    </style:style>
    <style:style style:name="T31" style:parent-style-name="DefaultParagraphFont" style:family="text">
      <style:text-properties fo:font-weight="bold" style:font-weight-asian="bold" fo:language="is" fo:country="IS"/>
    </style:style>
    <style:style style:name="T32" style:parent-style-name="DefaultParagraphFont" style:family="text">
      <style:text-properties fo:language="is" fo:country="IS"/>
    </style:style>
    <style:style style:name="T33" style:parent-style-name="DefaultParagraphFont" style:family="text">
      <style:text-properties fo:language="is" fo:country="IS"/>
    </style:style>
    <style:style style:name="T34" style:parent-style-name="DefaultParagraphFont" style:family="text">
      <style:text-properties fo:font-weight="bold" style:font-weight-asian="bold" fo:language="is" fo:country="IS"/>
    </style:style>
    <style:style style:name="T35" style:parent-style-name="DefaultParagraphFont" style:family="text">
      <style:text-properties fo:language="is" fo:country="IS"/>
    </style:style>
    <style:style style:name="T36" style:parent-style-name="DefaultParagraphFont" style:family="text">
      <style:text-properties fo:font-weight="bold" style:font-weight-asian="bold" fo:language="is" fo:country="IS"/>
    </style:style>
    <style:style style:name="T37" style:parent-style-name="DefaultParagraphFont" style:family="text">
      <style:text-properties fo:language="is" fo:country="IS"/>
    </style:style>
    <style:style style:name="T38" style:parent-style-name="DefaultParagraphFont" style:family="text">
      <style:text-properties fo:language="is" fo:country="IS"/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fo:language="is" fo:country="IS"/>
    </style:style>
    <style:style style:name="T41" style:parent-style-name="DefaultParagraphFont" style:family="text">
      <style:text-properties fo:font-weight="bold" style:font-weight-asian="bold" fo:language="is" fo:country="IS"/>
    </style:style>
    <style:style style:name="T42" style:parent-style-name="DefaultParagraphFont" style:family="text">
      <style:text-properties fo:language="is" fo:country="IS"/>
    </style:style>
    <style:style style:name="T43" style:parent-style-name="DefaultParagraphFont" style:family="text">
      <style:text-properties fo:language="is" fo:country="IS"/>
    </style:style>
    <style:style style:name="T44" style:parent-style-name="DefaultParagraphFont" style:family="text">
      <style:text-properties fo:font-weight="bold" style:font-weight-asian="bold" fo:language="is" fo:country="IS"/>
    </style:style>
    <style:style style:name="T45" style:parent-style-name="DefaultParagraphFont" style:family="text">
      <style:text-properties fo:language="is" fo:country="IS"/>
    </style:style>
    <style:style style:name="T46" style:parent-style-name="DefaultParagraphFont" style:family="text">
      <style:text-properties fo:language="is" fo:country="IS"/>
    </style:style>
    <style:style style:name="T47" style:parent-style-name="DefaultParagraphFont" style:family="text">
      <style:text-properties fo:font-weight="bold" style:font-weight-asian="bold" fo:language="is" fo:country="IS"/>
    </style:style>
    <style:style style:name="T48" style:parent-style-name="DefaultParagraphFont" style:family="text">
      <style:text-properties fo:font-weight="bold" style:font-weight-asian="bold" fo:language="is" fo:country="IS"/>
    </style:style>
    <style:style style:name="T49" style:parent-style-name="DefaultParagraphFont" style:family="text">
      <style:text-properties fo:language="is" fo:country="IS"/>
    </style:style>
    <style:style style:name="P50" style:parent-style-name="Normal" style:family="paragraph">
      <style:text-properties fo:language="is" fo:country="IS"/>
    </style:style>
    <style:style style:name="T51" style:parent-style-name="DefaultParagraphFont" style:family="text">
      <style:text-properties fo:language="is" fo:country="IS"/>
    </style:style>
    <style:style style:name="T52" style:parent-style-name="DefaultParagraphFont" style:family="text">
      <style:text-properties fo:language="is" fo:country="IS"/>
    </style:style>
    <style:style style:name="T53" style:parent-style-name="DefaultParagraphFont" style:family="text">
      <style:text-properties fo:language="is" fo:country="IS"/>
    </style:style>
    <style:style style:name="T54" style:parent-style-name="DefaultParagraphFont" style:family="text">
      <style:text-properties fo:language="is" fo:country="IS"/>
    </style:style>
    <style:style style:name="T55" style:parent-style-name="DefaultParagraphFont" style:family="text">
      <style:text-properties fo:language="is" fo:country="IS"/>
    </style:style>
    <style:style style:name="T56" style:parent-style-name="DefaultParagraphFont" style:family="text">
      <style:text-properties fo:language="is" fo:country="IS"/>
    </style:style>
    <style:style style:name="T57" style:parent-style-name="DefaultParagraphFont" style:family="text">
      <style:text-properties fo:language="is" fo:country="IS"/>
    </style:style>
    <style:style style:name="T58" style:parent-style-name="DefaultParagraphFont" style:family="text">
      <style:text-properties fo:font-weight="bold" style:font-weight-asian="bold" fo:language="is" fo:country="IS"/>
    </style:style>
    <style:style style:name="T59" style:parent-style-name="DefaultParagraphFont" style:family="text">
      <style:text-properties fo:font-weight="bold" style:font-weight-asian="bold" fo:language="is" fo:country="IS"/>
    </style:style>
    <style:style style:name="T60" style:parent-style-name="DefaultParagraphFont" style:family="text">
      <style:text-properties fo:font-weight="bold" style:font-weight-asian="bold" fo:language="is" fo:country="IS"/>
    </style:style>
    <style:style style:name="T61" style:parent-style-name="DefaultParagraphFont" style:family="text">
      <style:text-properties fo:font-weight="bold" style:font-weight-asian="bold" fo:language="is" fo:country="IS"/>
    </style:style>
    <style:style style:name="T62" style:parent-style-name="DefaultParagraphFont" style:family="text">
      <style:text-properties fo:font-weight="bold" style:font-weight-asian="bold" fo:language="is" fo:country="IS"/>
    </style:style>
    <style:style style:name="T63" style:parent-style-name="DefaultParagraphFont" style:family="text">
      <style:text-properties fo:language="is" fo:country="IS"/>
    </style:style>
    <style:style style:name="T64" style:parent-style-name="DefaultParagraphFont" style:family="text">
      <style:text-properties fo:language="is" fo:country="IS"/>
    </style:style>
    <style:style style:name="T65" style:parent-style-name="DefaultParagraphFont" style:family="text">
      <style:text-properties fo:language="is" fo:country="IS"/>
    </style:style>
    <style:style style:name="T66" style:parent-style-name="DefaultParagraphFont" style:family="text">
      <style:text-properties fo:language="is" fo:country="IS"/>
    </style:style>
    <style:style style:name="T67" style:parent-style-name="DefaultParagraphFont" style:family="text">
      <style:text-properties fo:language="is" fo:country="IS"/>
    </style:style>
    <style:style style:name="T68" style:parent-style-name="DefaultParagraphFont" style:family="text">
      <style:text-properties fo:language="is" fo:country="IS"/>
    </style:style>
    <style:style style:name="T69" style:parent-style-name="DefaultParagraphFont" style:family="text">
      <style:text-properties fo:language="is" fo:country="IS"/>
    </style:style>
    <style:style style:name="T70" style:parent-style-name="DefaultParagraphFont" style:family="text">
      <style:text-properties fo:language="is" fo:country="IS"/>
    </style:style>
    <style:style style:name="T71" style:parent-style-name="DefaultParagraphFont" style:family="text">
      <style:text-properties fo:language="is" fo:country="IS"/>
    </style:style>
    <style:style style:name="T72" style:parent-style-name="DefaultParagraphFont" style:family="text">
      <style:text-properties fo:language="is" fo:country="IS"/>
    </style:style>
    <style:style style:name="T73" style:parent-style-name="DefaultParagraphFont" style:family="text">
      <style:text-properties fo:language="is" fo:country="IS"/>
    </style:style>
    <style:style style:name="T74" style:parent-style-name="DefaultParagraphFont" style:family="text">
      <style:text-properties fo:language="is" fo:country="IS"/>
    </style:style>
    <style:style style:name="T75" style:parent-style-name="DefaultParagraphFont" style:family="text">
      <style:text-properties fo:language="is" fo:country="IS"/>
    </style:style>
    <style:style style:name="T76" style:parent-style-name="DefaultParagraphFont" style:family="text">
      <style:text-properties fo:language="is" fo:country="IS"/>
    </style:style>
    <style:style style:name="T77" style:parent-style-name="DefaultParagraphFont" style:family="text">
      <style:text-properties fo:language="is" fo:country="IS"/>
    </style:style>
    <style:style style:name="T78" style:parent-style-name="DefaultParagraphFont" style:family="text">
      <style:text-properties fo:font-weight="bold" style:font-weight-asian="bold" fo:language="is" fo:country="IS"/>
    </style:style>
    <style:style style:name="T79" style:parent-style-name="DefaultParagraphFont" style:family="text">
      <style:text-properties fo:font-weight="bold" style:font-weight-asian="bold" fo:language="is" fo:country="IS"/>
    </style:style>
    <style:style style:name="T80" style:parent-style-name="DefaultParagraphFont" style:family="text">
      <style:text-properties fo:language="is" fo:country="IS"/>
    </style:style>
  </office:automatic-styles>
  <office:body>
    <office:text text:use-soft-page-breaks="true">
      <text:p text:style-name="P1"><text:span text:style-name="T2">2.<text:s/></text:span><text:span text:style-name="T3">1% Error Objects</text:span><text:span text:style-name="T4"><text:line-break/>Útskýrðu afhverju og hverskonar villa kemur upp í console (</text:span><text:span text:style-name="T5">feitletrað</text:span><text:span text:style-name="T6">) við eftirfarandi.:</text:span></text:p>
      <text:p text:style-name="P7"><text:span text:style-name="T8">1. document.write("f</text:span><text:span text:style-name="T9">'</text:span><text:span text:style-name="T10">);</text:span><text:span text:style-name="T11"><text:line-break/>Uncaught<text:s/></text:span><text:span text:style-name="T12">SyntaxError</text:span><text:span text:style-name="T13">: Invalid or unpexpected token, þessi villa kemur einfaldlega bara því túlkarinn bjóst ekki við að fá ‘ á móti “ enda orsakara það í raun að þú “klárar” ekki strenginn og þar með er allt annað strengur, en þetta er SyntaxError því þetta er ekki rétt Syntax</text:span></text:p>
      <text:p text:style-name="P14"><text:span text:style-name="T15">2.<text:s/></text:span><text:span text:style-name="T16">D</text:span><text:span text:style-name="T17">ocument.write("f");<text:s/></text:span><text:span text:style-name="T18"><text:line-break/>Uncaught<text:s/></text:span><text:span text:style-name="T19">TypeError</text:span><text:span text:style-name="T20">: Document.write is not a function, þetta kemur því að breytan Document á ekkert sem heitir .write, kemur þegar það er Data type sem er ekki til eins og þegar er verið að kalla á objects eða aðferðir sem eru ekki til.</text:span></text:p>
      <text:p text:style-name="P21"><text:span text:style-name="T22">3. var list = ['John 1'</text:span><text:span text:style-name="T23"><text:s/></text:span><text:span text:style-name="T24">'John 2','John 3'];<text:s/></text:span><text:span text:style-name="T25"><text:line-break/>Uncaught<text:s/></text:span><text:span text:style-name="T26">SyntaxError</text:span><text:span text:style-name="T27">: Unexpected string, hérna kemur aftur Syntax error þar sem að þetta er ritvilla í eðlilega mátanum hvernig þetta er sett upp, þú setur ekki 2 strengi saman nema þá með + operate-onum og í þessu tilviki til að aðgreina það sem er að fara í listann þá á að vera , á milli og þá er þetta líka vitlaust syntax miðað við hvernig listi er venjulega gerður og þá kemur<text:s/></text:span><text:span text:style-name="T28">SyntaxError</text:span></text:p>
      <text:p text:style-name="P29"><text:span text:style-name="T30">4. var b = {}; b.</text:span><text:span text:style-name="T31">getArea()</text:span><text:span text:style-name="T32">;<text:s/></text:span><text:span text:style-name="T33"><text:line-break/>Uncaught<text:s/></text:span><text:span text:style-name="T34">TypeError</text:span><text:span text:style-name="T35">: b.getArea is not a function, þetta er annað dæmi um<text:s/></text:span><text:span text:style-name="T36">TypeError</text:span><text:span text:style-name="T37"><text:s/>þar sem að það er verið að kalla í method/function sem er ekki til í b, og það skilar þessari villu</text:span><text:span text:style-name="T38">, ef það væri til function sem héti getarea() kæmi líka sama villa því að getArea() væri ekki til þótt að getarea() væri til.</text:span></text:p>
      <text:p text:style-name="P39"><text:span text:style-name="T40">5. var width = 12; var area = width *<text:s/></text:span><text:span text:style-name="T41">height</text:span><text:span text:style-name="T42">;</text:span><text:span text:style-name="T43"><text:line-break/>Uncaught<text:s/></text:span><text:span text:style-name="T44">ReferenceError</text:span><text:span text:style-name="T45">: height is not defined, þessi villa kemur ef að það er verið að kalla í breytu sem er ekki til eða er ekki til í scopeinu sem er verið að reyna kalla hana í, það þyrfti að búa til breytuna height inní global scope, eða allavega í sama scope og það er verið að kalla það í eða parent scopei til að sleppa við þessa villu</text:span></text:p>
      <text:p text:style-name="Normal"><text:span text:style-name="T46"><text:line-break/></text:span><text:span text:style-name="T47">3. 0.5% - Scope. Hvað prentast í console og afhverju?</text:span><text:span text:style-name="T48"><text:line-break/></text:span><text:span text:style-name="T49">(function() {</text:span></text:p>
      <text:p text:style-name="P50"><text:s/>var a = b = 5; })();<text:s/></text:p>
      <text:p text:style-name="Normal"><text:span text:style-name="T51">console.log(b);</text:span><text:span text:style-name="T52"><text:line-break/>Það sem console.log(b) prentar út er talan 5, vegna þess að functionið sem segir að a er = b og b = 5 er keyrt strax með að kalla í það svona (function(){}(); þannig það sem er að gerast áður en console.log er skrifað út er að það er declare-að breytna b=5 og var a=b, hinsvegar virkar ekki að console.log(a) þar sem að var a = b inní scopeniu sínu, a er gert með var a meðan eins og hvernig b er kallað í þá ertu sjálfkrafa að kalla það sem global breyt</text:span><text:span text:style-name="T53">u</text:span><text:span text:style-name="T54"><text:s/>þannig að inní þessu ákveðna scopei er a = b sem<text:s/></text:span><text:span text:style-name="T55">yrðI 5 þannig ef console.log(a) er kallað inní functioninu þá myndi keyrast út 5 en ef það er kallað í console.log(a) utan functionið þá er það ekki til, en b er til því það er kallað í functioninu sem global breyta.</text:span><text:span text:style-name="T56"><text:line-break/></text:span><text:span text:style-name="T57"><text:line-break/></text:span><text:span text:style-name="T58"><text:line-break/></text:span><text:span text:style-name="T59"><text:line-break/></text:span><text:span text:style-name="T60"><text:line-break/></text:span><text:soft-page-break/><text:span text:style-name="T61"><text:line-break/>4. 0.5% - this. Hver er niðurstaðan, útskýrðu svar</text:span><text:span text:style-name="T62"><text:line-break/></text:span><text:span text:style-name="T63"><text:s/>var fullname = 'John Doe';</text:span><text:span text:style-name="T64"><text:line-break/><text:s/>var obj = { fullname: 'Colin Ihrig',<text:s/></text:span><text:span text:style-name="T65"><text:line-break/>prop: { fullname: 'Aurelio De Rosa',<text:s/></text:span><text:span text:style-name="T66"><text:line-break/>getFullname: function() { return this.fullname; } } };<text:s/></text:span><text:span text:style-name="T67"><text:line-break/></text:span><text:span text:style-name="T68"><text:line-break/>console.log(obj.prop.getFullname());</text:span><text:span text:style-name="T69"><text:line-break/><text:s/>var test = obj.prop.getFullname;<text:s/></text:span><text:span text:style-name="T70"><text:line-break/>console.log(test());</text:span><text:span text:style-name="T71"><text:line-break/></text:span><text:span text:style-name="T72"><text:line-break/>console.log(obj.prop.getFullname()); skilar Aurelio De Rosa því að það er this.fullname í þessu tilviki því þarna er verið í raun að objectið obj og propið í því og þar er this.fullname Aurelio De Rosa og þar að leiðinni skilast það, hinsvegar<text:s/></text:span><text:span text:style-name="T73">þegar er gert</text:span><text:span text:style-name="T74"><text:s/>var test = obj.prop.getFullname þá er bara verið að kalla í functionið beint sem er<text:s/></text:span><text:span text:style-name="T75">getFullname: function() { return this.fullname; }</text:span><text:span text:style-name="T76"><text:s/>og þar sem var ekki verið að kalla í það gegnum fullname() heldur bara veriða að „afrita“ functionið sem returnar this.fullname og þá er það Í raun að keyrast sem test.fullname() og þá this.fullname() = „John Doe“ því þá er verið að kalla í fullname sem er ekki inní variable scopeinu heldur í global scopeinu, hefði hinsvegar test verið gert svona</text:span><text:span text:style-name="T77"><text:line-break/></text:span><text:span text:style-name="T78">var test = obj.prop.getFullname();</text:span><text:span text:style-name="T79"><text:line-break/></text:span><text:span text:style-name="T80">Þá hefði það skilað Aurelio De Rosa því þá hefði það tekið fullnameið sem er inní this scope sem functionið kallar á en þar sem það var ekki () eða þá kallað í functionið heldur meira afritað það bara þá er það ekki lengur hluti af obj.prop heldur er það test.getFullnam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Óli Jón Valgeirsson</meta:initial-creator>
    <dc:creator>Óli Jón Valgeirsson</dc:creator>
    <meta:creation-date>2017-02-09T19:11:00Z</meta:creation-date>
    <dc:date>2017-02-09T19:52:00Z</dc:date>
    <meta:template xlink:href="Normal.dotm" xlink:type="simple"/>
    <meta:editing-cycles>2</meta:editing-cycles>
    <meta:editing-duration>PT2460S</meta:editing-duration>
    <meta:document-statistic meta:page-count="2" meta:paragraph-count="8" meta:word-count="601" meta:character-count="4020" meta:row-count="28" meta:non-whitespace-character-count="3427"/>
  </office:meta>
</office:document-meta>
</file>